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761b" officeooo:paragraph-rsid="001e761b"/>
    </style:style>
    <style:style style:name="P2" style:family="paragraph" style:parent-style-name="Standard">
      <style:text-properties officeooo:rsid="001e761b" officeooo:paragraph-rsid="001f7300"/>
    </style:style>
    <style:style style:name="P3" style:family="paragraph" style:parent-style-name="Standard">
      <style:text-properties officeooo:rsid="001f7300" officeooo:paragraph-rsid="001f7300"/>
    </style:style>
    <style:style style:name="P4" style:family="paragraph" style:parent-style-name="Standard">
      <style:text-properties fo:color="#000000" loext:opacity="100%" fo:font-size="14pt" style:text-underline-style="solid" style:text-underline-width="auto" style:text-underline-color="font-color" officeooo:rsid="0021648d" officeooo:paragraph-rsid="0021648d" fo:background-color="transparent" style:font-size-asian="12.25pt" style:font-size-complex="14pt"/>
    </style:style>
    <style:style style:name="P5" style:family="paragraph" style:parent-style-name="Standard">
      <style:text-properties fo:color="#000000" loext:opacity="100%" fo:font-size="14pt" style:text-underline-style="solid" style:text-underline-width="auto" style:text-underline-color="font-color" officeooo:rsid="001e761b" officeooo:paragraph-rsid="001e761b" fo:background-color="transparent" style:font-size-asian="12.25pt" style:font-size-complex="14pt"/>
    </style:style>
    <style:style style:name="P6" style:family="paragraph" style:parent-style-name="Standard">
      <style:text-properties officeooo:rsid="0023a001" officeooo:paragraph-rsid="0023a001"/>
    </style:style>
    <style:style style:name="P7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officeooo:rsid="0023a001" officeooo:paragraph-rsid="0023a001" style:font-size-asian="14pt" style:font-size-complex="14pt"/>
    </style:style>
    <style:style style:name="P8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officeooo:rsid="00249c3b" officeooo:paragraph-rsid="00249c3b" style:font-size-asian="14pt" style:font-size-complex="14pt"/>
    </style:style>
    <style:style style:name="P9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officeooo:rsid="00269083" officeooo:paragraph-rsid="00269083" style:font-size-asian="14pt" style:font-size-complex="14pt"/>
    </style:style>
    <style:style style:name="P10" style:family="paragraph" style:parent-style-name="Standard">
      <style:text-properties officeooo:rsid="0023a371" officeooo:paragraph-rsid="0023a371"/>
    </style:style>
    <style:style style:name="P11" style:family="paragraph" style:parent-style-name="Standard">
      <style:text-properties officeooo:rsid="0021648d" officeooo:paragraph-rsid="0021648d"/>
    </style:style>
    <style:style style:name="P12" style:family="paragraph" style:parent-style-name="Standard">
      <style:text-properties officeooo:rsid="0023c7cc" officeooo:paragraph-rsid="0023c7cc"/>
    </style:style>
    <style:style style:name="P13" style:family="paragraph" style:parent-style-name="Standard">
      <style:text-properties officeooo:rsid="00249c3b" officeooo:paragraph-rsid="00249c3b"/>
    </style:style>
    <style:style style:name="P14" style:family="paragraph" style:parent-style-name="Standard">
      <style:text-properties officeooo:rsid="0025ad1e" officeooo:paragraph-rsid="0025ad1e"/>
    </style:style>
    <style:style style:name="P15" style:family="paragraph" style:parent-style-name="Standard">
      <style:text-properties officeooo:rsid="0025b298" officeooo:paragraph-rsid="0025b298"/>
    </style:style>
    <style:style style:name="P16" style:family="paragraph" style:parent-style-name="Standard">
      <style:text-properties officeooo:rsid="0025d49a" officeooo:paragraph-rsid="0025d49a"/>
    </style:style>
    <style:style style:name="P17" style:family="paragraph" style:parent-style-name="Standard">
      <style:text-properties officeooo:rsid="00269083" officeooo:paragraph-rsid="00269083"/>
    </style:style>
    <style:style style:name="P18" style:family="paragraph" style:parent-style-name="Standard">
      <style:text-properties officeooo:rsid="002769b6" officeooo:paragraph-rsid="002769b6"/>
    </style:style>
    <style:style style:name="P19" style:family="paragraph" style:parent-style-name="Standard">
      <style:text-properties officeooo:rsid="002935fe" officeooo:paragraph-rsid="002935fe"/>
    </style:style>
    <style:style style:name="P20" style:family="paragraph" style:parent-style-name="Standard">
      <style:text-properties officeooo:rsid="0029db72" officeooo:paragraph-rsid="0029db72"/>
    </style:style>
    <style:style style:name="P21" style:family="paragraph" style:parent-style-name="Standard">
      <style:paragraph-properties fo:break-before="page"/>
      <style:text-properties officeooo:rsid="002ddbbb" officeooo:paragraph-rsid="002ddbbb"/>
    </style:style>
    <style:style style:name="P22" style:family="paragraph" style:parent-style-name="Standard">
      <style:text-properties officeooo:rsid="002ddbbb" officeooo:paragraph-rsid="002ddbb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 style:text-underline-style="solid" style:text-underline-width="auto" style:text-underline-color="font-color" fo:background-color="transparent" loext:char-shading-value="0"/>
    </style:style>
    <style:style style:name="T3" style:family="text">
      <style:text-properties officeooo:rsid="001f7300"/>
    </style:style>
    <style:style style:name="T4" style:family="text">
      <style:text-properties officeooo:rsid="0021648d"/>
    </style:style>
    <style:style style:name="T5" style:family="text">
      <style:text-properties officeooo:rsid="0023a371"/>
    </style:style>
    <style:style style:name="T6" style:family="text">
      <style:text-properties officeooo:rsid="0023c7cc"/>
    </style:style>
    <style:style style:name="T7" style:family="text">
      <style:text-properties officeooo:rsid="0025b298"/>
    </style:style>
    <style:style style:name="T8" style:family="text">
      <style:text-properties officeooo:rsid="002769b6"/>
    </style:style>
    <style:style style:name="T9" style:family="text">
      <style:text-properties officeooo:rsid="002935fe"/>
    </style:style>
    <style:style style:name="T10" style:family="text">
      <style:text-properties officeooo:rsid="0029db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1:</text:p>
      <text:p text:style-name="P5"/>
      <text:p text:style-name="P1"><text:span text:style-name="T2">Fabricantes</text:span>(#id,Nombre)</text:p>
      <text:p text:style-name="P1"><text:tab/><text:span text:style-name="T1">PK:#</text:span>id</text:p>
      <text:p text:style-name="P1"><text:tab/>NN:Nombre</text:p>
      <text:p text:style-name="P1"/>
      <text:p text:style-name="P1"><text:span text:style-name="T1">Vehiculos</text:span>(<text:span text:style-name="T1">num_bastidos</text:span>,precio,#id_fabricante)</text:p>
      <text:p text:style-name="P1"><text:tab/>PK:num_bastido<text:span text:style-name="T3">r</text:span>.</text:p>
      <text:p text:style-name="P1"><text:tab/>FK:#id_fabricante==&gt;Fabricantes(#id)</text:p>
      <text:p text:style-name="P1"><text:tab/>CK:tipo in(“M”,”I”,”C”)</text:p>
      <text:p text:style-name="P1"><text:tab/>NN:tipo</text:p>
      <text:p text:style-name="P1"/>
      <text:p text:style-name="P1">Camion(num_bastidos,n_ejes,tonelaje)</text:p>
      <text:p text:style-name="P1"><text:tab/>PK:num_bastidor</text:p>
      <text:p text:style-name="P1"><text:tab/>FK:num_bastidor==&gt;Vehiculos</text:p>
      <text:p text:style-name="P1"/>
      <text:p text:style-name="P1">Turismo(num_bastidor,puertas,plazas)</text:p>
      <text:p text:style-name="P1"><text:tab/>PK:num_bastidor</text:p>
      <text:p text:style-name="P1"><text:tab/>FK:num_bastidor==&gt;Vehiculos</text:p>
      <text:p text:style-name="P1"/>
      <text:p text:style-name="P1">Motos(num_bastidos,cilindrada)</text:p>
      <text:p text:style-name="P1"><text:tab/>PK:num_bastidor</text:p>
      <text:p text:style-name="P1"><text:tab/>FK:num_bastidor==&gt;Vehiculos</text:p>
      <text:p text:style-name="P1"/>
      <text:p text:style-name="P1">Controles(#id_control,descripcion,observacion,fecha,num_bastidor)</text:p>
      <text:p text:style-name="P1"><text:tab/><text:span text:style-name="T3">PK:#id_control</text:span></text:p>
      <text:p text:style-name="P1"><text:tab/><text:span text:style-name="T3">FK:num_bastidor==&gt;Camion</text:span></text:p>
      <text:p text:style-name="P1"><text:tab/><text:span text:style-name="T3">NN:num_bastidor,descripcion(*),observaciones(*)</text:span></text:p>
      <text:p text:style-name="P1"/>
      <text:p text:style-name="P3">Sidecar(#id_sidecar,precio,plazas,<text:span text:style-name="T4">num_bastidor_moto</text:span>)</text:p>
      <text:p text:style-name="P2"><text:tab/><text:span text:style-name="T3">PK:#id_sidecar</text:span></text:p>
      <text:p text:style-name="P2"><text:tab/><text:span text:style-name="T3">FK:num_bastidor_</text:span><text:span text:style-name="T4">moto</text:span><text:span text:style-name="T3">==&gt;Motos</text:span></text:p>
      <text:p text:style-name="P2"><text:tab/><text:span text:style-name="T4">UK:num_bastidor_mot</text:span></text:p>
      <text:p text:style-name="P7">Ejercicio3:</text:p>
      <text:p text:style-name="P6"/>
      <text:p text:style-name="P6">Turistas(#t,calle,numero,cp,ciudad,provincia,nombre<text:span text:style-name="T5">)</text:span></text:p>
      <text:p text:style-name="P10"><text:tab/>PK:#t</text:p>
      <text:p text:style-name="P10"><text:tab/>NN:calle,num…,nombre</text:p>
      <text:p text:style-name="P11"/>
      <text:p text:style-name="P10">Vuelo(num_vuelo,origen,destino,fecha,hora,plaza₁,plaza₂)</text:p>
      <text:p text:style-name="P10"><text:tab/>PK:num_vuelo</text:p>
      <text:p text:style-name="P10"><text:tab/>NN:origen,destino,fecha</text:p>
      <text:p text:style-name="P10"/>
      <text:p text:style-name="P10">Agencias(#a,calle,numero,ciudad,cp,provincia)</text:p>
      <text:p text:style-name="P10"><text:tab/>PK:#a</text:p>
      <text:p text:style-name="P10"><text:tab/>NN:calle,numero,ciudad,cp,provincia</text:p>
      <text:p text:style-name="P10"/>
      <text:p text:style-name="P10">Contrata_Vuelo(#t,num_vuelo,#a,clase)</text:p>
      <text:p text:style-name="P10"><text:tab/>PK:#t,num_vuelo</text:p>
      <text:p text:style-name="P10"><text:tab/>FK:#t==&gt;Turista</text:p>
      <text:p text:style-name="P10"><text:tab/><text:tab/>num_vuelo==&gt;Vuelos</text:p>
      <text:p text:style-name="P10"><text:tab/><text:tab/>#a==&gt;Agencias</text:p>
      <text:p text:style-name="P10"><text:tab/>NN:clase</text:p>
      <text:p text:style-name="P10"/>
      <text:p text:style-name="P10">Hoteles(#<text:span text:style-name="T6">h</text:span>,nombre,numero,ciudad,cp,provincia)</text:p>
      <text:p text:style-name="P10"><text:tab/><text:span text:style-name="T6">PK:#h</text:span></text:p>
      <text:p text:style-name="P10"/>
      <text:p text:style-name="P12">Contrata_hotel:(#t,#a,#h,hospedaje)</text:p>
      <text:p text:style-name="P12"><text:tab/>PK:#t,#a,#h</text:p>
      <text:p text:style-name="P12"><text:tab/>FK:#t==&gt;Turista</text:p>
      <text:p text:style-name="P12"><text:tab/><text:tab/>#a==&gt;Agente</text:p>
      <text:p text:style-name="P12"><text:tab/><text:tab/>#h==&gt;Hoteles</text:p>
      <text:p text:style-name="P12"><text:tab/>NN:hospedaje</text:p>
      <text:p text:style-name="P8">Ejercicio4:</text:p>
      <text:p text:style-name="P13"/>
      <text:p text:style-name="P13">Pacientes(n_seg_social,DNI,nombre,apellidos,fecha_nto)</text:p>
      <text:p text:style-name="P13"><text:tab/>PK:DNI</text:p>
      <text:p text:style-name="P13"><text:tab/>UK:N_seg_social</text:p>
      <text:p text:style-name="P13"/>
      <text:p text:style-name="P13">Tarjetas(num_tarjeta,hora_comienzo,hora_final)</text:p>
      <text:p text:style-name="P13"><text:tab/>PK:num_tajeta</text:p>
      <text:p text:style-name="P13"><text:tab/>FK:DNI_paciente==&gt;Paciente</text:p>
      <text:p text:style-name="P13"><text:tab/>CK:hora_final&gt;hora_comienzo</text:p>
      <text:p text:style-name="P13"/>
      <text:p text:style-name="P13">Plantas(numero,cantidad_camas,nombre)</text:p>
      <text:p text:style-name="P13"><text:tab/>PK:numero</text:p>
      <text:p text:style-name="P13"><text:tab/>UK:nombre</text:p>
      <text:p text:style-name="P13"/>
      <text:p text:style-name="P14">Camas(numero,num_cama,dec)</text:p>
      <text:p text:style-name="P14"><text:tab/>PK:numero,num_cama</text:p>
      <text:p text:style-name="P14"><text:tab/>FK:numero==&gt;planta</text:p>
      <text:p text:style-name="P14"><text:tab/></text:p>
      <text:p text:style-name="P14">Asignado_a(DNI_paciente,numero,num_cama,fecha_asignacion)</text:p>
      <text:p text:style-name="P14"><text:tab/>PK:numer,num_cama,<text:span text:style-name="T7">fecha_asignacion</text:span></text:p>
      <text:p text:style-name="P14"><text:tab/><text:span text:style-name="T7">FK:DNI_paciente==&gt;paciente</text:span></text:p>
      <text:p text:style-name="P14"><text:tab/> <text:s text:c="5"/><text:span text:style-name="T7">(num,num_cama)==&gt;Cama</text:span></text:p>
      <text:p text:style-name="P15"><text:tab/> <text:s text:c="5"/>num==&gt;Cama</text:p>
      <text:p text:style-name="P15"><text:tab/> <text:s text:c="5"/>num_cama==&gt;Cama</text:p>
      <text:p text:style-name="P14"><text:tab/></text:p>
      <text:p text:style-name="P15">Diagnosticos(#d,fecha_diagnostico,desc)</text:p>
      <text:p text:style-name="P15"><text:tab/>PK:#d</text:p>
      <text:p text:style-name="P15"/>
      <text:p text:style-name="P16">Medicos(#m,nombre,apellidos)</text:p>
      <text:p text:style-name="P16"><text:tab/>PK:#m</text:p>
      <text:p text:style-name="P15"/>
      <text:p text:style-name="P15">Realizar(#d,DNI_paciente,#m)</text:p>
      <text:p text:style-name="P15"><text:tab/>PK:#d</text:p>
      <text:p text:style-name="P15"><text:tab/>FK:#d==&gt;Diagnostico</text:p>
      <text:p text:style-name="P15"><text:tab/> <text:s text:c="5"/>#m==&gt;Medicos</text:p>
      <text:p text:style-name="P15"><text:tab/> <text:s text:c="5"/>DNI_paciente==&gt;paciente</text:p>
      <text:p text:style-name="P15"/>
      <text:p text:style-name="P15">Es_visitado_por(SNI_paciente,#m,fecha_visita)</text:p>
      <text:p text:style-name="P15"><text:tab/>PK:DNI_paciente,#m,fecha_visita</text:p>
      <text:p text:style-name="P15"><text:tab/>FK:DNI_paciente==&gt;Paciente</text:p>
      <text:p text:style-name="P15"><text:tab/> <text:s text:c="5"/>#m==&gt;Medicos</text:p>
      <text:p text:style-name="P9">Ejercicio5:</text:p>
      <text:p text:style-name="P17"/>
      <text:p text:style-name="P17">Socios(dni,telefono,direccio,Nombre,f_ingreso)</text:p>
      <text:p text:style-name="P17"><text:tab/>PK:dni</text:p>
      <text:p text:style-name="P17"/>
      <text:p text:style-name="P17">Embarcaciones(matricula,dimension,nombre,tipo,dni_socio)</text:p>
      <text:p text:style-name="P17"><text:tab/>PK:matriculo</text:p>
      <text:p text:style-name="P17"><text:tab/>FK:dni_socio→Socio</text:p>
      <text:p text:style-name="P17"><text:tab/>NN:dni_socio</text:p>
      <text:p text:style-name="P15"><text:tab/> <text:s text:c="5"/></text:p>
      <text:p text:style-name="P17">Amarres(num_amarre,lectura_luz,lectura_agua,<text:span text:style-name="T10">letra_zona</text:span>)</text:p>
      <text:p text:style-name="P17"><text:tab/>PK:num_amarre</text:p>
      <text:p text:style-name="P17"><text:tab/><text:span text:style-name="T10">FK:letra_zona→ Zonas</text:span></text:p>
      <text:p text:style-name="P17"/>
      <text:p text:style-name="P17">Asignación_amarres(num_amrre,dni_socio,fecha_compra)</text:p>
      <text:p text:style-name="P17"><text:tab/>PK:<text:span text:style-name="T8">num_amarre, fecha_compra (*)Se podría añadir </text:span></text:p>
      <text:p text:style-name="P17"><text:tab/><text:span text:style-name="T8">FK:dni_socio→ Socio</text:span></text:p>
      <text:p text:style-name="P17"><text:tab/> <text:s text:c="5"/><text:span text:style-name="T8">num_amarre→ Amarre</text:span></text:p>
      <text:p text:style-name="P12"><text:tab/><text:span text:style-name="T8">NN:dni_socio</text:span></text:p>
      <text:p text:style-name="P12"/>
      <text:p text:style-name="P18">Ocupa(num_amarre,matricula,fecha_ocupación)</text:p>
      <text:p text:style-name="P18"><text:tab/>PK:matricula,num_amarre,fecha_ocupación</text:p>
      <text:p text:style-name="P18"><text:tab/>FK:matricula→ Embarcaciones</text:p>
      <text:p text:style-name="P18"><text:tab/> <text:s text:c="5"/>num_amarre→ Amarres</text:p>
      <text:p text:style-name="P18"/>
      <text:p text:style-name="P19">Mantenimiento(id_servicio,nombre,desc)</text:p>
      <text:p text:style-name="P19"><text:tab/>PK:id_servicio</text:p>
      <text:p text:style-name="P19"><text:tab/>UK:nombre, desc</text:p>
      <text:p text:style-name="P18"><text:tab/><text:span text:style-name="T9">NN:nombre,desc</text:span></text:p>
      <text:p text:style-name="P18"/>
      <text:p text:style-name="P19">Contratan(id_servicio,num_amarre,fecha_contrato)</text:p>
      <text:p text:style-name="P19"><text:tab/>PK:id_servicio,num_amarre,fecha_contrato</text:p>
      <text:p text:style-name="P19"><text:tab/>FK:id_servicio→ Mantenimiento</text:p>
      <text:p text:style-name="P19"><text:tab/> <text:s text:c="5"/>num_amarre→ Amarres</text:p>
      <text:p text:style-name="P19"><text:tab/></text:p>
      <text:p text:style-name="P19">Zonas(letra,tipo_barco,num_barco,profundidad,ancho)</text:p>
      <text:p text:style-name="P19"><text:tab/>PK:letra</text:p>
      <text:p text:style-name="P19"><text:tab/>NN:tipo_barco,num_barco,profundidad,ancho</text:p>
      <text:p text:style-name="P19"/>
      <text:p text:style-name="P20">Empleados(código,nombre,teléfono,especialidad,dirección)</text:p>
      <text:p text:style-name="P20"><text:tab/>PK:codigo</text:p>
      <text:p text:style-name="P20"><text:tab/>NN:nombre,teléfono,especialidad,dirección</text:p>
      <text:p text:style-name="P20"/>
      <text:p text:style-name="P20">Supervisar(código_empleado,letra_zona,matricula_embarcación)</text:p>
      <text:p text:style-name="P20"><text:tab/>PK:código_empleado, matricula_embarcación, letra_zona</text:p>
      <text:p text:style-name="P20"><text:tab/>FK:código_empleado→ Empleados</text:p>
      <text:p text:style-name="P20"><text:tab/> <text:s text:c="5"/>matricula_embarcación→ Embarcaciones</text:p>
      <text:p text:style-name="P20"><text:tab/> <text:s text:c="5"/>letra_zona→ Zonas</text:p>
      <text:p text:style-name="P21">Ejercicio9</text:p>
      <text:p text:style-name="P22">Clientes</text:p>
      <text:p text:style-name="P22">Platos(carnes,pescado,ensaladas)</text:p>
      <text:p text:style-name="P22">Empleados</text:p>
      <text:p text:style-name="P22"><text:s text:c="4"/>Camareros</text:p>
      <text:p text:style-name="P22"><text:s text:c="4"/>Cocineros</text:p>
      <text:p text:style-name="P22"><text:s text:c="4"/>Pinches</text:p>
      <text:p text:style-name="P22"><text:s text:c="4"/>Sumiller</text:p>
      <text:p text:style-name="P22">Proveedores</text:p>
      <text:p text:style-name="P22">Técnicas</text:p>
      <text:p text:style-name="P22">Bodegas</text:p>
      <text:p text:style-name="P22">Recetas??</text:p>
      <text:p text:style-name="P22">Vinos</text:p>
      <text:p text:style-name="P22">Productos</text:p>
      <text:p text:style-name="P22">Verdur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8T17:20:12.076000000</dc:date>
    <meta:editing-duration>PT1H12M56S</meta:editing-duration>
    <meta:editing-cycles>5</meta:editing-cycles>
    <meta:generator>LibreOffice/7.2.7.2$Windows_X86_64 LibreOffice_project/8d71d29d553c0f7dcbfa38fbfda25ee34cce99a2</meta:generator>
    <meta:document-statistic meta:table-count="0" meta:image-count="0" meta:object-count="0" meta:page-count="5" meta:paragraph-count="140" meta:word-count="158" meta:character-count="3413" meta:non-whitespace-character-count="3213"/>
  </office:meta>
</office:document-meta>
</file>